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328f1" officeooo:paragraph-rsid="008328f1"/>
    </style:style>
    <style:style style:name="P7" style:family="paragraph" style:parent-style-name="First_20_line_20_indent">
      <style:text-properties officeooo:rsid="008328f1" officeooo:paragraph-rsid="008328f1"/>
    </style:style>
    <style:style style:name="P8" style:family="paragraph" style:parent-style-name="First_20_line_20_indent">
      <style:text-properties officeooo:rsid="008328f1" officeooo:paragraph-rsid="0083fb12"/>
    </style:style>
    <style:style style:name="P9" style:family="paragraph" style:parent-style-name="First_20_line_20_indent">
      <style:text-properties style:font-name="monospace" officeooo:rsid="008328f1" officeooo:paragraph-rsid="008328f1"/>
    </style:style>
    <style:style style:name="P10" style:family="paragraph" style:parent-style-name="First_20_line_20_indent">
      <style:text-properties style:font-name="monospace" officeooo:rsid="0083fb12" officeooo:paragraph-rsid="0083fb12"/>
    </style:style>
    <style:style style:name="P11" style:family="paragraph" style:parent-style-name="First_20_line_20_indent">
      <style:text-properties style:font-name="monospace" officeooo:rsid="0084a05a" officeooo:paragraph-rsid="0084a05a"/>
    </style:style>
    <style:style style:name="P12" style:family="paragraph" style:parent-style-name="First_20_line_20_indent">
      <style:text-properties officeooo:rsid="0083fb12" officeooo:paragraph-rsid="0083fb12"/>
    </style:style>
    <style:style style:name="P13" style:family="paragraph" style:parent-style-name="First_20_line_20_indent">
      <style:text-properties officeooo:rsid="00841a28" officeooo:paragraph-rsid="00841a28"/>
    </style:style>
    <style:style style:name="P14" style:family="paragraph" style:parent-style-name="First_20_line_20_indent">
      <style:text-properties officeooo:rsid="0084a05a" officeooo:paragraph-rsid="0084a05a"/>
    </style:style>
    <style:style style:name="P15" style:family="paragraph" style:parent-style-name="First_20_line_20_indent">
      <style:paragraph-properties fo:text-indent="0cm" style:auto-text-indent="false"/>
      <style:text-properties officeooo:rsid="0084a05a" officeooo:paragraph-rsid="0084a05a"/>
    </style:style>
    <style:style style:name="P16" style:family="paragraph" style:parent-style-name="First_20_line_20_indent">
      <style:text-properties officeooo:rsid="0087356b" officeooo:paragraph-rsid="0087356b"/>
    </style:style>
    <style:style style:name="P1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color="#54ff54" loext:opacity="100%" fo:font-weight="bold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00" loext:opacity="100%" officeooo:rsid="008579f1" fo:background-color="#ffffff" loext:char-shading-value="0"/>
    </style:style>
    <style:style style:name="T5" style:family="text">
      <style:text-properties fo:color="#5454ff" loext:opacity="100%" fo:font-weight="bold" fo:background-color="#ffffff" loext:char-shading-value="0"/>
    </style:style>
    <style:style style:name="T6" style:family="text">
      <style:text-properties officeooo:rsid="0083fb12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номер 1</text:p>
      <text:p text:style-name="P7">Вариант 5</text:p>
      <text:p text:style-name="P7"/>
      <text:p text:style-name="P7">2.1 Задание 1</text:p>
      <text:p text:style-name="P7">2.1.1</text:p>
      <text:p text:style-name="P9"><text:span text:style-name="T2">student@workstation</text:span><text:span text:style-name="T3">:</text:span><text:span text:style-name="T5">~</text:span><text:span text:style-name="T3">$ hostnamectl | grep Kernel </text:span><text:line-break/>         Kernel: Linux 6.1.90-1-generic<text:line-break/></text:p>
      <text:p text:style-name="P8">2.1.<text:span text:style-name="T6">2</text:span></text:p>
      <text:p text:style-name="P12">sudo apt update</text:p>
      <text:p text:style-name="P12">sudo apt-get install git</text:p>
      <text:p text:style-name="P12"/>
      <text:p text:style-name="P12">2.1.3</text:p>
      <text:p text:style-name="P10"><text:span text:style-name="T3">echo -e '*\t*\t*\n*\t*\t*\n*\t*\t*'</text:span><text:line-break/></text:p>
      <text:p text:style-name="P12">2.2 Задание 2</text:p>
      <text:p text:style-name="P12">2.2.1 </text:p>
      <text:p text:style-name="P10"><text:span text:style-name="T3">timedatectl | grep UTC | awk '{print $5}'</text:span><text:line-break/></text:p>
      <text:p text:style-name="P13">2.2.2</text:p>
      <text:p text:style-name="P15"><text:tab/>&gt;&gt;&gt; date +%s</text:p>
      <text:p text:style-name="P14"/>
      <text:p text:style-name="P14">2.2.3</text:p>
      <text:p text:style-name="P11"><text:span text:style-name="T2">student@workstation</text:span><text:span text:style-name="T3">:</text:span><text:span text:style-name="T5">~</text:span><text:span text:style-name="T3">$ glxgears </text:span><text:line-break/>4295 frames in 5.0 seconds = 858.849 FPS <text:line-break/>4374 frames in 5.0 seconds = 874.740 FPS <text:line-break/>4287 frames in 5.0 seconds = 857.391 FPS <text:line-break/>4484 frames in 5.0 seconds = 896.749 FPS <text:line-break/>3904 frames in 5.0 seconds = 780.633 FPS<text:line-break/>=&gt; AVG : 853.6724 FPS</text:p>
      <text:p text:style-name="P14"/>
      <text:p text:style-name="P14">2.3 Задание 3</text:p>
      <text:p text:style-name="P14">2.3.1</text:p>
      <text:p text:style-name="P11"><text:span text:style-name="T3">echo 'export </text:span><text:span text:style-name="T4">BGD</text:span><text:span text:style-name="T3">=</text:span><text:span text:style-name="T4">18.12.2004</text:span><text:span text:style-name="T3">' &gt;&gt; ~/.bashrc </text:span><text:line-break/></text:p>
      <text:p text:style-name="P14">2.3.2</text:p>
      <text:p text:style-name="P16">alias</text:p>
      <text:p text:style-name="P16">alias lv=“libreoffice —writer’</text:p>
      <text:p text:style-name="P16"/>
      <text:p text:style-name="P16">2.3.3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38:01.292001639</meta:creation-date>
    <dc:title>Default</dc:title>
    <meta:editing-cycles>4</meta:editing-cycles>
    <meta:editing-duration>PT6M5S</meta:editing-duration>
    <meta:generator>LibreOffice/24.2.3.2$Linux_X86_64 LibreOffice_project/420$Build-2</meta:generator>
    <dc:date>2025-09-10T20:19:24.703528838</dc:date>
    <meta:document-statistic meta:table-count="1" meta:image-count="0" meta:object-count="0" meta:page-count="1" meta:paragraph-count="34" meta:word-count="131" meta:character-count="761" meta:non-whitespace-character-count="642"/>
  </office:meta>
</office:document-meta>
</file>